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9-07-2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9-04-18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9-01-2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8-11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8-07-16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8-04-1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8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7-10-26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7-07-1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7-06-02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7-02-0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6-10-03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6-07-11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6-04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6-01-05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5-10-13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5-07-14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5-04-14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5-01-13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10-0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09-0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08-12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07-15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06-1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05-1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04-09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4-01-07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3-10-15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3-07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3-04-2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3-01-08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2-10-0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2-07-17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2-04-24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2-01-10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1-10-04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1-07-06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1-01-12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12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10-1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09-1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08-18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07-20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06-02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04-20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10-01-12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9-10-0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9-07-29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9-04-22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9-01-13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8-10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8-07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8-04-1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8-01-08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7-10-17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7-07-10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7-04-10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7-01-2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6-10-10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6-07-11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6-04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6-01-10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5-10-11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5-07-06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5-04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5-01-12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4-10-06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4-07-20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4-04-2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4-01-13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3-10-22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3-07-15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3-04-1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3-01-14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2-10-15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2-07-1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2-04-16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2-01-16 0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1-09-18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1-07-1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1-05-08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1-03-07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1-01-09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0-11-14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0-09-12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0-06-27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0-05-09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0-03-09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2000-01-11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10-25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9-14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8-10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7-13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6-0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5-11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4-06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3-17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9-01-1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8-12-0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98-05-1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121194501</text:p>
          </table:table-cell>
          <table:table-cell office:value-type="string" calcext:value-type="string">
            <text:p>198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